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matrice-de-décision"/>Matrice de décision<text:bookmark-end text:name="matrice-de-décis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2/decision-matrix" office:name=""><text:span text:style-name="Definition">https://blueprint.ecohubs.community/fr/articles/rcos-templates/layer-2/decision-matrix</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2 — Gouvernance et logique de décis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2-governance-decision-logic#42-decision-mechanisms" office:name=""><text:span text:style-name="Definition">§4.2</text:span></text:a>, <text:a xlink:type="simple" xlink:href="https://blueprint.ecohubs.community/fr/articles/rcos-core/v0-1/layer-2-governance-decision-logic#44-decision-matrix" office:name=""><text:span text:style-name="Definition">§4.4</text:span></text:a>, <text:a xlink:type="simple" xlink:href="https://blueprint.ecohubs.community/fr/articles/rcos-core/v0-1/layer-2-governance-decision-logic#47-artifacts" office:name=""><text:span text:style-name="Definition">§4.7</text:span></text:a></text:p>
        </text:list-item>
      </text:list>
      <text:p text:style-name="P3">Associe chaque type et domaine de décision à un rôle ou organe autorisé, un mécanisme, un seuil et un chemin d’escalade. Toute décision prise en dehors de cette matrice est considérée comme invalide.</text:p>
      <text:p text:style-name="Horizontal_20_Line"/>
      <text:h text:style-name="Heading_20_2" text:outline-level="2"><text:bookmark-start text:name="principes-de-vote"/>Principes de vote<text:bookmark-end text:name="principes-de-vote"/></text:h>
      <text:p text:style-name="First_20_paragraph"><text:span text:style-name="T2">Clauses RCOS : </text:span><text:a xlink:type="simple" xlink:href="https://blueprint.ecohubs.community/fr/articles/rcos-core/v0-1/layer-2-governance-decision-logic#42-decision-mechanisms" office:name=""><text:span text:style-name="Definition"><text:span text:style-name="T2">4.2.1</text:span></text:span></text:a><text:span text:style-name="T2">, </text:span><text:a xlink:type="simple" xlink:href="https://blueprint.ecohubs.community/fr/articles/rcos-core/v0-1/layer-2-governance-decision-logic#42-decision-mechanisms" office:name=""><text:span text:style-name="Definition"><text:span text:style-name="T2">4.2.3</text:span></text:span></text:a><text:span text:style-name="T2">, </text:span><text:a xlink:type="simple" xlink:href="https://blueprint.ecohubs.community/fr/articles/rcos-core/v0-1/layer-2-governance-decision-logic#42-decision-mechanisms" office:name=""><text:span text:style-name="Definition"><text:span text:style-name="T2">4.2.4</text:span></text:span></text:a></text:p>
      <text:p text:style-name="P4">**Justification — Pourquoi fixer le mécanisme, le seuil et le calendrier **</text:p>
      <text:p text:style-name="P4">Un vote sans mécanisme, seuil et délai de délibération prédéfinis est une invitation à fabriquer des résultats après coup — celui qui compte les votes ou fixe l’horloge gagne. Déclarer ces paramètres à l’avance rend chaque décision collective reproductible et contestable selon les mêmes conditions, indépendamment de qui est présent.</text:p>
      <text:p text:style-name="P5"><text:span text:style-name="T1">Instructions — Comment remplir cette section</text:span></text:p>
      <text:p text:style-name="P5">Indique la plateforme de vote, le seuil pour chaque type de décision, la période de délibération, la règle en cas d’égalité, la règle de revote et toute limite de dépense ou de périmètre en cas d’autorité déléguée.</text:p>
      <text:list text:style-name="L3">
        <text:list-item>
          <text:p text:style-name="P6"><text:span text:style-name="T1">Plateforme de vote :</text:span> <text:span text:style-name="T2">&lt;p. ex. Snapshot, Loomio, consensus en présentiel.&gt;</text:span></text:p>
        </text:list-item>
        <text:list-item>
          <text:p text:style-name="P6"><text:span text:style-name="T1">Seuil opérationnel :</text:span> <text:span text:style-name="T2">&lt;p. ex. aucun vote requis — délégué au titulaire du rôle opérationnel concerné selon le Registre des rôles.&gt;</text:span></text:p>
        </text:list-item>
        <text:list-item>
          <text:p text:style-name="P6"><text:span text:style-name="T1">Seuil stratégique :</text:span> <text:span text:style-name="T2">&lt;p. ex. majorité simple (&gt;50 %) ; délibération minimale de X jours.&gt;</text:span></text:p>
        </text:list-item>
        <text:list-item>
          <text:p text:style-name="P6"><text:span text:style-name="T1">Seuil constitutionnel :</text:span> <text:span text:style-name="T2">&lt;p. ex. supermajorité (≥⅔) ; délibération minimale de Y jours ; période de ratification de Z jours.&gt;</text:span></text:p>
        </text:list-item>
        <text:list-item>
          <text:p text:style-name="P6"><text:span text:style-name="T1">Égalité des votes :</text:span> <text:span text:style-name="T2">&lt;p. ex. la proposition échoue ; le statu quo est maintenu.&gt;</text:span></text:p>
        </text:list-item>
        <text:list-item>
          <text:p text:style-name="P6"><text:span text:style-name="T1">Revote :</text:span> <text:span text:style-name="T2">&lt;p. ex. tout Membre titulaire PEUT déclencher un revote par une objection motivée écrite citant un point non abordé pendant la délibération.&gt;</text:span></text:p>
        </text:list-item>
        <text:list-item>
          <text:p text:style-name="P6"><text:span text:style-name="T1">Objection motivée :</text:span> <text:span text:style-name="T2">&lt;définis ce qui constitue une objection motivée — citer un point précis non soulevé pendant la délibération ; un désaccord général ne suffit pas.&gt;</text:span></text:p>
        </text:list-item>
        <text:list-item>
          <text:p text:style-name="P6"><text:span text:style-name="T1">Limite de dépense en autorité déléguée :</text:span> <text:span text:style-name="T2">&lt;p. ex. 0 € ; ou définis un seuil en dessous duquel la dépense déléguée est autorisée.&gt;</text:span></text:p>
        </text:list-item>
        <text:list-item>
          <text:p text:style-name="P6"><text:span text:style-name="T2">&lt;Autres principes de vote que ta communauté souhaite déclarer.&gt;</text:span></text:p>
        </text:list-item>
      </text:list>
      <text:p text:style-name="Horizontal_20_Line"/>
      <text:h text:style-name="Heading_20_2" text:outline-level="2"><text:bookmark-start text:name="matrice"/>Matrice<text:bookmark-end text:name="matrice"/></text:h>
      <text:p text:style-name="First_20_paragraph"><text:span text:style-name="T2">Clauses RCOS : </text:span><text:a xlink:type="simple" xlink:href="https://blueprint.ecohubs.community/fr/articles/rcos-core/v0-1/layer-2-governance-decision-logic#44-decision-matrix" office:name=""><text:span text:style-name="Definition"><text:span text:style-name="T2">4.4.1</text:span></text:span></text:a><text:span text:style-name="T2">, </text:span><text:a xlink:type="simple" xlink:href="https://blueprint.ecohubs.community/fr/articles/rcos-core/v0-1/layer-2-governance-decision-logic#44-decision-matrix" office:name=""><text:span text:style-name="Definition"><text:span text:style-name="T2">4.4.2</text:span></text:span></text:a><text:span text:style-name="T2">, </text:span><text:a xlink:type="simple" xlink:href="https://blueprint.ecohubs.community/fr/articles/rcos-core/v0-1/layer-2-governance-decision-logic#44-decision-matrix" office:name=""><text:span text:style-name="Definition"><text:span text:style-name="T2">4.4.3</text:span></text:span></text:a><text:span text:style-name="T2">, </text:span><text:a xlink:type="simple" xlink:href="https://blueprint.ecohubs.community/fr/articles/rcos-core/v0-1/layer-2-governance-decision-logic#44-decision-matrix" office:name=""><text:span text:style-name="Definition"><text:span text:style-name="T2">4.4.4</text:span></text:span></text:a></text:p>
      <text:p text:style-name="P7">**Justification — Pourquoi une matrice unique faisant autorité **</text:p>
      <text:p text:style-name="P7">Si les règles qui déterminent qui décide de quoi ne vivent que dans la tête des gens, l’autorité devient ce que la personne la plus bruyante ou la plus ancienne dit qu’elle est. Une matrice publique qui lie chaque décision à un domaine, un organe, un mécanisme et un seuil rend toute action hors périmètre visible dès qu’elle se produit — et rend invalide par construction toute décision prise en dehors d’elle.</text:p>
      <text:p text:style-name="P8"><text:span text:style-name="T1">Instructions — Comment remplir cette section</text:span></text:p>
      <text:p text:style-name="P8">Pour chaque domaine de décision (adhésion, trésorerie, plateforme, partenariats, gouvernance, etc.), définis le type de décision, l’organe autorisé, les personnes éligibles à participer, le mécanisme, le seuil, les conditions de blocage et le chemin d’escalad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omaine de décision</text:p>
            </table:table-cell>
            <table:table-cell table:style-name="TableHeaderRowCell" office:value-type="string">
              <text:p text:style-name="Table_20_Heading">Type de décision</text:p>
            </table:table-cell>
            <table:table-cell table:style-name="TableHeaderRowCell" office:value-type="string">
              <text:p text:style-name="Table_20_Heading">Organe autorisé</text:p>
            </table:table-cell>
            <table:table-cell table:style-name="TableHeaderRowCell" office:value-type="string">
              <text:p text:style-name="Table_20_Heading">Participants éligibles</text:p>
            </table:table-cell>
            <table:table-cell table:style-name="TableHeaderRowCell" office:value-type="string">
              <text:p text:style-name="Table_20_Heading">Mécanisme</text:p>
            </table:table-cell>
            <table:table-cell table:style-name="TableHeaderRowCell" office:value-type="string">
              <text:p text:style-name="Table_20_Heading">Seuil</text:p>
            </table:table-cell>
            <table:table-cell table:style-name="TableHeaderRowCell" office:value-type="string">
              <text:p text:style-name="Table_20_Heading">Conditions de blocage / veto</text:p>
            </table:table-cell>
            <table:table-cell table:style-name="TableHeaderRowCell" office:value-type="string">
              <text:p text:style-name="Table_20_Heading">Escalade</text:p>
            </table:table-cell>
          </table:table-row>
        </table:table-header-rows>
        <table:table-row>
          <table:table-cell table:style-name="TableRowCell" office:value-type="string">
            <text:p text:style-name="Table_20_Contents"><text:span text:style-name="T2">&lt;p. ex. Admission de membres&gt;</text:span></text:p>
          </table:table-cell>
          <table:table-cell table:style-name="TableRowCell" office:value-type="string">
            <text:p text:style-name="Table_20_Contents"><text:span text:style-name="T2">&lt;Opérationnel / Stratégique / Constitutionnel&gt;</text:span></text:p>
          </table:table-cell>
          <table:table-cell table:style-name="TableRowCell" office:value-type="string">
            <text:p text:style-name="Table_20_Contents"><text:span text:style-name="T2">&lt;rôle ou organe&gt;</text:span></text:p>
          </table:table-cell>
          <table:table-cell table:style-name="TableRowCell" office:value-type="string">
            <text:p text:style-name="Table_20_Contents"/>
          </table:table-cell>
          <table:table-cell table:style-name="TableRowCell" office:value-type="string">
            <text:p text:style-name="Table_20_Contents"><text:span text:style-name="T2">&lt;vote / délégué&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chemin d’escalade&gt;</text:span></text:p>
          </table:table-cell>
        </table:table-row>
        <table:table-row>
          <table:table-cell table:style-name="TableRowCell" office:value-type="string">
            <text:p text:style-name="Table_20_Contents"><text:span text:style-name="T2">&lt;p. ex. Dépenses de trésorerie — petit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x. Dépenses de trésorerie — grand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x. Modifications des règles de gouvernance&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x. Modifications de la mission principale / des invariant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Titulaires de rôles opérationnels :</text:span> Chaque décision opérationnelle est exécutée par le titulaire de rôle responsable du domaine concerné, agissant dans le périmètre défini selon le Registre des rôles (Couche 5). Lorsqu’une décision couvre plusieurs domaines, chaque titulaire de rôle agit dans son propre périmètre.</text:p>
      <text:h text:style-name="Heading_20_2" text:outline-level="2"><text:bookmark-start text:name="définitions-des-types-de-décision"/>Définitions des types de décision<text:bookmark-end text:name="définitions-des-types-de-décision"/></text:h>
      <text:p text:style-name="First_20_paragraph"><text:span text:style-name="T2">Clauses RCOS : </text:span><text:a xlink:type="simple" xlink:href="https://blueprint.ecohubs.community/fr/articles/rcos-core/v0-1/layer-2-governance-decision-logic#41-decision-types" office:name=""><text:span text:style-name="Definition"><text:span text:style-name="T2">4.1.1</text:span></text:span></text:a><text:span text:style-name="T2">, </text:span><text:a xlink:type="simple" xlink:href="https://blueprint.ecohubs.community/fr/articles/rcos-core/v0-1/layer-2-governance-decision-logic#41-decision-types" office:name=""><text:span text:style-name="Definition"><text:span text:style-name="T2">4.1.2</text:span></text:span></text:a><text:span text:style-name="T2">, </text:span><text:a xlink:type="simple" xlink:href="https://blueprint.ecohubs.community/fr/articles/rcos-core/v0-1/layer-2-governance-decision-logic#41-decision-types" office:name=""><text:span text:style-name="Definition"><text:span text:style-name="T2">4.1.3</text:span></text:span></text:a><text:span text:style-name="T2">, </text:span><text:a xlink:type="simple" xlink:href="https://blueprint.ecohubs.community/fr/articles/rcos-core/v0-1/layer-2-governance-decision-logic#41-decision-types" office:name=""><text:span text:style-name="Definition"><text:span text:style-name="T2">4.1.4</text:span></text:span></text:a><text:span text:style-name="T2">, </text:span><text:a xlink:type="simple" xlink:href="https://blueprint.ecohubs.community/fr/articles/rcos-core/v0-1/layer-2-governance-decision-logic#41-decision-types" office:name=""><text:span text:style-name="Definition"><text:span text:style-name="T2">4.1.5</text:span></text:span></text:a></text:p>
      <text:p text:style-name="P10">**Justification — Pourquoi classifier chaque décision **</text:p>
      <text:p text:style-name="P10">Sans type, chaque décision est traitée à la vitesse et avec le niveau de scrutin qui convient sur le moment — les changements de routine s’enlisent dans des débats, et les modifications constitutionnelles passent inaperçues. Des types fixes lient le poids d’une décision au processus qu’elle DOIT traverser, et la règle du défaut vers le haut comble la faille que l’ambiguïté permettrait autrement d’exploiter.</text:p>
      <text:p text:style-name="P11"><text:span text:style-name="T1">Instructions — Comment remplir cette section</text:span></text:p>
      <text:p text:style-name="P11">Définis chaque type de décision en précisant ce qu’il couvre, qui l’exécute, quel processus il requiert et comment les litiges de classification sont résolus.</text:p>
      <text:list text:style-name="L4">
        <text:list-item>
          <text:p text:style-name="P12"><text:span text:style-name="T1">Opérationnel</text:span> — <text:span text:style-name="T2">&lt;fonctionnement quotidien dans le cadre des règles existantes ; exécuté par le titulaire du rôle concerné sans vote.&gt;</text:span></text:p>
        </text:list-item>
        <text:list-item>
          <text:p text:style-name="P12"><text:span text:style-name="T1">Stratégique</text:span> — <text:span text:style-name="T2">&lt;orientation à long terme, allocation significative de ressources, création/suppression de structures majeures ; requiert un vote des Membres titulaires avec une période de délibération définie.&gt;</text:span></text:p>
        </text:list-item>
        <text:list-item>
          <text:p text:style-name="P12"><text:span text:style-name="T1">Constitutionnel</text:span> — <text:span text:style-name="T2">&lt;modifications de la Couche 0 (mission, périmètre, invariants) ou du système de gouvernance lui-même ; requiert un vote des Membres titulaires, une supermajorité et une période de ratification.&gt;</text:span></text:p>
        </text:list-item>
      </text:list>
      <text:p text:style-name="P13">Si une décision ne PEUT pas être clairement classifiée, elle est traitée par défaut selon le type à impact le plus élevé.</text:p>
      <text:p text:style-name="Horizontal_20_Line"/>
      <text:h text:style-name="Heading_20_2" text:outline-level="2"><text:bookmark-start text:name="registre-de-ratification"/>Registre de ratification<text:bookmark-end text:name="registre-de-ratification"/></text:h>
      <text:list text:style-name="L5">
        <text:list-item>
          <text:p text:style-name="P14"><text:span text:style-name="T1">Adopté le :</text:span> </text:p>
        </text:list-item>
        <text:list-item>
          <text:p text:style-name="P14"><text:span text:style-name="T1">Type de décision :</text:span> Constitutionnel</text:p>
        </text:list-item>
        <text:list-item>
          <text:p text:style-name="P14"><text:span text:style-name="T1">Version :</text:span> </text:p>
        </text:list-item>
        <text:list-item>
          <text:p text:style-name="P14"><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Matrice de décision</meta:user-defined>
  </office:meta>
</office:document-meta>
</file>